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text-properties style:font-name="Palatino Linotype"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ne 28<text:span text:style-name="T1">th</text:span></text:p>
      <text:p text:style-name="P1"/>
      <text:p text:style-name="P2"><text:tab/>You see what the town hall has sent around; so cold, so hurtful to parents of dying infants! There is barely anyone in the streets. I only see Friend dull-eyed, wandering from the graveyard to the shops, from the shops to the apartment. Her father is busy burying those who wish to be buried. The ash is like snow, now; the townspeople seem to have an aversion to being interred, and only a few in every generation do so, and the pyres have slipped into the streets, and the church's eaves, and the square, and onto the river in long lines of pontoons that blunder peacefully, like great smoking jellyfish, downstream. There seems to be no scriptural aspect, only personal opinion and taste. The dead are the dead. </text:p>
      <text:p text:style-name="P2"><text:tab/>I attended the funeral of Spider's Nest in Barn, yesterday; he had been ill for weeks, though not with the plague. I never knew how old he was, and no-one would tell me, though his sexual appetite and penchant for inventive swearing gave him the air of a much younger man. He had told me a few days before he died, not bedridden but sat at his desk whistling through his teeth and scooping earwax out of himself with a minuscule spoon, that he was glad he had lived to see the death of his people. I told him that it was not the death of all of them, that only a few children had died, and he had nodded his head grimly. The old bat's funeral was short, as Mr. Lights had to continue his duties. The Long Man Tails placed on his grave, traditionally by the women of the town, were quickly removed and held grimly by the council mourners for the next funeral, the attendees of which stood sweating in their heavy robes. They demolished the library today. </text:p>
      <text:p text:style-name="P2"><text:tab/>Three days ago I had maintained my post in my apartment for nearly a week; I was becoming ornamental, calcified, terrified to leave the room. The people were of a weird disposition, even more so than usual, and what had begun as a fascination into their idiosyncracies became like looking into a very deep ocean trench, where light does reach and fish hurriedly grow as many eyes and mouth and fins as possible, and eat each other in a horridly rapid fashion as if the film that they are projected from had been sped up. They are mice in a cigar box eating each other. There is a strangeness and a brutality in their day-to-day business, the burning of their children, the murder of their elderly, their keening as if to some hideous god, though the gods are the last thing that they would keen for. They scream to themselves, and having seen the wailing for the Gentiles at Jerusalem, the cutting of labia for Ouroboros in Chad and the pissing on trees and scattering of seeds in Canada. A people with no religion, with no-one to turn to, is a terrifying thing indeed. I had not removed my mask in that time at all; the advent of the disease had made me cautious, and the recycled air and carbon were starting to drip and calcify into stalactites at the end of my trunk.</text:p>
      <text:p text:style-name="P2"><text:tab/>On that day, ready to bond with the floor and become some sort of mineral, I heard a knock at my door. I bounded to it, expecting it to be Friend come to apologise for her indiscretion, or someone bringing food. However, I was neither wrong nor correct. It was the witchdoctor, the tall, shapely girl of twenty years or so with a crop of white hair that stood around her face like a battle helmet. I had never heard her name, only the title of the “Long Man”, and her supposed age which ranged into the thousands; a ceremonial age, surely, much like the Queen of England having two birthdays. Having gained access of the town only a few days before on my last visit to Spider's Nest in Barn, I imagined that she was considered one of the original “Long Men”, a primogenitor of women, one of the scarred <text:span text:style-name="T2">castratos </text:span><text:span text:style-name="T3">that had caused the genesis of the gods. I had forgotten that she existed; she was scarcely spoken of. </text:span>She wore a formal yet summery dress of blue, covered in small flowers, and gave me a strange curtsy, one that involved lifting her dress almost over her head, revealing the scars and tattoos which I came to learn were part of her profession. </text:p>
      <text:p text:style-name="P2"><text:tab/>She asked me how I was, and handed me a small tin of chicken paste that I cut my fingers on as I scooped the thin mess from it, not caring that she stood watching me. She asked me to go with her, and though I was scared, she seemed so calm and matter-of-fact that I gathered my camera and my recording box, strapping them to my back and following her down the stairs to the street below. </text:p>
      <text:p text:style-name="P2"><text:tab/>I remember little of the journey to her hut, even though it was only a few hours ago; darkness had set in, and there were fires everywhere and the tang of barbecue. Humped, crying shapes were pushing other shapes into the canals, and as we reached the Main Street long lines of <text:soft-page-break/>people roamed it, peering into shops, coughing and nervous. No-one looked at her, or me; her anonymity and transparency apparently now extended to my presence. I remember dark shapes that seemed to me to be the bobbing heads of some demon were the nests of children, filled with their own faecal scratchings. I have read the dispatch from the Town Hall. We left the Old Town behind, past the confectioners, and past the beetroot fields that were past season and wilting and black, full of vegetable liquid and sluice from the river. Her hut, it seemed, was set far away from the town. I asked her if she believed she had any magic powers. She said that she did not. I asked her her name. She told me, simply, turning and illuminated by the pyres in the distance, that her name was Cunt. I was taken aback by such a creature uttering such a phrase, and asked her who had given her this name. She merely replied, “my mother”, and turned back and walked further into the woods. </text:p>
      <text:p text:style-name="P2"><text:tab/>We came, after half an hour or so hard walking, to a barrier of sorts. We were in the midst of an ironwood forest, that rose onto the side of the mountain. I realised that we were heading north, towards the holy mountain of the Loss, nameless and high. On the ground was a silvery line, wet like a slug's trail, that extended in a large curve on both sides into the woods. I asked her what it was, and she told me that it was as far as the townspeople could come. I realised what it was; human spittle, washed against the line in a tide. The people came all the way out her to spit on the borders of her home. They called her the foulest word I could think of in the English language. They hated her. </text:p>
      <text:p text:style-name="P2"><text:tab/>The path continued for another five minutes or so, winding up to an utterly monastic position in a crag of basalt above the treeline. Her hut was here, unremarkable; raised on stilts like those of the farmers, thatched and circular, with around five storeys. She led me inside. </text:p>
      <text:p text:style-name="P2"><text:tab/>I had expected more, if I am honest. It was a farmer's hut. There was not one Long Man Tail; she said that she had no use for them. She brewed beet tea in a samovar, and I saw the smoke meander to the upper floors through a hole in the ceiling. She took off her shoes and I saw her feet were hard and gnarled like wood. For such an animal to end in such extremities shocked me. She said that she walked a lot. </text:p>
      <text:p text:style-name="P2"><text:tab/>We spoke, for a long time. She showed me her wand, the only Long Man Tails in the house hanging from it, given to her by the Town Hall or divine providence, she would not specify; I realised that I had seen her on the day of the Inauguration, in a shawl and carrying the great metal thing, shaped like a knife, sitting behind the Mayor. She told me about her life, and her role in the town's fortunes. I set up my recording equipment, after a time, to preserve her voice and the truths that she was telling me. She was brutally frank. I asked to take her photograph, and she agreed, providing that I concealed her face on the negative. I promised her I would do this. I was compelled to keep such a small promise. She was different from any woman I had met. <text:s/></text:p>
      <text:p text:style-name="P2"><text:tab/>After an hour or so, she rose and asked me to leave. She walked me back down the mountain to the border of spit, and bade me goodbye. I saw her pale head bobbing like a Nippon lantern back through the trees, but I turned and hurried back through the town, the sounds of wailing low like cattle, the fires smouldering, ready to be rekindled in the morning. I went straight to sleep, and spent the next day reading.</text:p>
      <text:p text:style-name="P2"><text:tab/>I have heard people say that the Mayor is sick, though no-one will dare enter this quarters to check him for the black soot. Friend cannot possibly mourn the loss of her step-father; she always told me that she hated him, that he made her father spiteful. We had both hated his son. A few days ago I sat at my windows watching puffs of ash drift away up the valley, when a small belch of flame licked itself and vanished into the clean vacuum of the atmosphere. The sparks had hit lye curling and heaving itself into the sky, and I knew then that I had seen the last flight of his hateful little pig of a son. I wish she had been with me so that we could have both laughed; I pitied the Mayor, but the dung had stuck for days, and I did not mourn the boy. Though perhaps the boy had been her cousin, or her half-brother; the ethnic nepotism that these people practice means I can never tell who is related to whom. </text:p>
      <text:p text:style-name="P2"><text:tab/>I have already begun planning my exit from the valley; I made careful note of the route that the rube from the woods brought me when I came here, and I have streamlined my pack so that I may run, if necessary. The town was hostile to me from the beginning, and though I have learnt <text:soft-page-break/>much since coming here, this illness has shut the place up like a bivalve. There is nothing else to learn. I will speak to Friend tomorrow about coming with me; I can take her to Minerva's. They will look after her, and I can have her tell me more, to fill in the gaps of this place. She has often spoken about leaving. And I should like to see her legs in a real dress. </text:p>
      <text:p text:style-name="P2"/>
      <text:p text:style-name="P1">June 15<text:span text:style-name="T1">th</text:span></text:p>
      <text:p text:style-name="P1"/>
      <text:p text:style-name="P2"><text:tab/>The town seems quiet today – there are no fires, and the few people I have seen have greeted me cautiously as they pluck provisions from the supermarket. One man carried all of the nude photographs in a haversack.</text:p>
      <text:p text:style-name="P2"><text:tab/>I went down the River Walk to try and escape the ash in the air. It is an old street, bordered by high, dry-stone walls and climbing ivy, snow-blossom and petunias, peppered with gateways leading to mansions and the observatories of the rich. Before I reached the river I found a fresco, chipped and ancient, painted onto one of the walls – it showed a fearsome man holding some sort of spear, wearing a crown (though it is not black) and standing on a mountain. The accompanying poem was written in the Tachygraph, and I attempted to translate it; it seems I would have no more teaching, now. </text:p>
      <text:p text:style-name="P2"><text:tab/>My attempt is below. </text:p>
      <text:p text:style-name="P2"/>
      <text:p text:style-name="P3">As I tread through snow</text:p>
      <text:p text:style-name="P3">The holes my feet make behind me</text:p>
      <text:p text:style-name="P3">Look like the nostrils of my enemies</text:p>
      <text:p text:style-name="P3">Upturned and skywards</text:p>
      <text:p text:style-name="P3">Their heads rolling in the fields.</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2T14:39:00.56</meta:creation-date>
    <dc:date>2010-09-02T19:22:40.61</dc:date>
    <dc:creator>Rob Sherman</dc:creator>
    <meta:editing-duration>PT05H06M11S</meta:editing-duration>
    <meta:editing-cycles>15</meta:editing-cycles>
    <meta:generator>OpenOffice.org/3.2$Win32 OpenOffice.org_project/320m12$Build-9483</meta:generator>
    <meta:document-statistic meta:table-count="0" meta:image-count="0" meta:object-count="0" meta:page-count="3" meta:paragraph-count="23" meta:word-count="2062" meta:character-count="10876"/>
  </office:meta>
</office:document-meta>
</file>